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25026" calcext:value-type="float">
            <text:p>1.23E+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43125" calcext:value-type="float">
            <text:p>1.94E+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.93539" calcext:value-type="float">
            <text:p>2.49E+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.38376" calcext:value-type="float">
            <text:p>2.94E+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2.7322" calcext:value-type="float">
            <text:p>3.27E+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.84509" calcext:value-type="float">
            <text:p>3.58E+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42902" calcext:value-type="float">
            <text:p>3.84E+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.42836" calcext:value-type="float">
            <text:p>4.04E+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2.09734" calcext:value-type="float">
            <text:p>4.21E+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3.64528" calcext:value-type="float">
            <text:p>4.36E+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4.95675" calcext:value-type="float">
            <text:p>4.50E+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6.01214" calcext:value-type="float">
            <text:p>4.60E+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7.18255" calcext:value-type="float">
            <text:p>4.72E+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8.27391" calcext:value-type="float">
            <text:p>4.83E+0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9.21488" calcext:value-type="float">
            <text:p>4.92E+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0.28628" calcext:value-type="float">
            <text:p>5.03E+0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1.15847" calcext:value-type="float">
            <text:p>5.12E+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1.16581" calcext:value-type="float">
            <text:p>5.12E+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1.83926" calcext:value-type="float">
            <text:p>5.18E+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2.16845" calcext:value-type="float">
            <text:p>5.22E+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2.72878" calcext:value-type="float">
            <text:p>5.27E+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3.41638" calcext:value-type="float">
            <text:p>5.34E+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3.90337" calcext:value-type="float">
            <text:p>5.39E+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4.78088" calcext:value-type="float">
            <text:p>5.48E+0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5.2793" calcext:value-type="float">
            <text:p>5.53E+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5.2677" calcext:value-type="float">
            <text:p>5.53E+0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5.74461" calcext:value-type="float">
            <text:p>5.57E+0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5.62493" calcext:value-type="float">
            <text:p>5.56E+0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5.83799" calcext:value-type="float">
            <text:p>5.58E+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6.07966" calcext:value-type="float">
            <text:p>5.61E+0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6.51431" calcext:value-type="float">
            <text:p>5.65E+0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6.92242" calcext:value-type="float">
            <text:p>5.69E+0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7.403" calcext:value-type="float">
            <text:p>5.74E+0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7.82674" calcext:value-type="float">
            <text:p>5.78E+0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7.81965" calcext:value-type="float">
            <text:p>5.78E+0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7.77979" calcext:value-type="float">
            <text:p>5.78E+0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7.71102" calcext:value-type="float">
            <text:p>5.77E+0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7.67372" calcext:value-type="float">
            <text:p>5.77E+0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7.89512" calcext:value-type="float">
            <text:p>5.79E+0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8.40713" calcext:value-type="float">
            <text:p>5.84E+0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8.89169" calcext:value-type="float">
            <text:p>5.89E+0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9.1808" calcext:value-type="float">
            <text:p>5.92E+0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9.29113" calcext:value-type="float">
            <text:p>5.93E+0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9.25664" calcext:value-type="float">
            <text:p>5.93E+0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9.01163" calcext:value-type="float">
            <text:p>5.90E+0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8.83319" calcext:value-type="float">
            <text:p>5.88E+0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9.12357" calcext:value-type="float">
            <text:p>5.91E+0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9.30928" calcext:value-type="float">
            <text:p>5.93E+0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9.67252" calcext:value-type="float">
            <text:p>5.97E+0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9.99441" calcext:value-type="float">
            <text:p>6.00E+0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0.20381" calcext:value-type="float">
            <text:p>6.02E+0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0.10381" calcext:value-type="float">
            <text:p>6.01E+0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0.01787" calcext:value-type="float">
            <text:p>6.00E+0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9.71184" calcext:value-type="float">
            <text:p>5.97E+0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9.97449" calcext:value-type="float">
            <text:p>6.00E+0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9.725" calcext:value-type="float">
            <text:p>5.97E+0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0.26274" calcext:value-type="float">
            <text:p>6.03E+0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0.37378" calcext:value-type="float">
            <text:p>6.04E+0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0.87508" calcext:value-type="float">
            <text:p>6.09E+0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1.00433" calcext:value-type="float">
            <text:p>6.10E+0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0.57295" calcext:value-type="float">
            <text:p>6.06E+0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0.68997" calcext:value-type="float">
            <text:p>6.07E+0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0.36714" calcext:value-type="float">
            <text:p>6.04E+0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0.4683" calcext:value-type="float">
            <text:p>6.05E+0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0.51138" calcext:value-type="float">
            <text:p>6.05E+0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0.72972" calcext:value-type="float">
            <text:p>6.07E+0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1.28625" calcext:value-type="float">
            <text:p>6.13E+0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1.29709" calcext:value-type="float">
            <text:p>6.13E+0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1.23338" calcext:value-type="float">
            <text:p>6.12E+0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1.39755" calcext:value-type="float">
            <text:p>6.14E+0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0.97228" calcext:value-type="float">
            <text:p>6.10E+0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1.05777" calcext:value-type="float">
            <text:p>6.11E+0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0.85635" calcext:value-type="float">
            <text:p>6.09E+0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1.12283" calcext:value-type="float">
            <text:p>6.11E+0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1.28331" calcext:value-type="float">
            <text:p>6.13E+0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1.62034" calcext:value-type="float">
            <text:p>6.16E+0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1.81752" calcext:value-type="float">
            <text:p>6.18E+0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1.99904" calcext:value-type="float">
            <text:p>6.20E+0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1.51877" calcext:value-type="float">
            <text:p>6.15E+0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1.34867" calcext:value-type="float">
            <text:p>6.13E+0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1.11667" calcext:value-type="float">
            <text:p>6.11E+0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1.17563" calcext:value-type="float">
            <text:p>6.12E+0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1.52219" calcext:value-type="float">
            <text:p>6.15E+01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1.84171" calcext:value-type="float">
            <text:p>6.18E+0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2.22862" calcext:value-type="float">
            <text:p>6.22E+0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2.1548" calcext:value-type="float">
            <text:p>6.22E+0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2.20603" calcext:value-type="float">
            <text:p>6.22E+0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1.89073" calcext:value-type="float">
            <text:p>6.19E+01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1.87188" calcext:value-type="float">
            <text:p>6.19E+0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1.68845" calcext:value-type="float">
            <text:p>6.17E+0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1.73443" calcext:value-type="float">
            <text:p>6.17E+0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1.89601" calcext:value-type="float">
            <text:p>6.19E+0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2.33154" calcext:value-type="float">
            <text:p>6.23E+0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2.24972" calcext:value-type="float">
            <text:p>6.22E+0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2.52098" calcext:value-type="float">
            <text:p>6.25E+0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2.45708" calcext:value-type="float">
            <text:p>6.25E+01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2.22116" calcext:value-type="float">
            <text:p>6.22E+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25:39.397163781</meta:creation-date>
    <dc:date>2017-05-30T17:26:07.242021700</dc:date>
    <meta:editing-duration>PT28S</meta:editing-duration>
    <meta:editing-cycles>2</meta:editing-cycles>
    <meta:generator>LibreOffice/5.3.1.2$Linux_X86_64 LibreOffice_project/30m0$Build-2</meta:generator>
    <meta:document-statistic meta:table-count="1" meta:cell-count="194" meta:object-count="0"/>
  </office:meta>
</office:document-meta>
</file>